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FreeSans" officeooo:rsid="0021310a" officeooo:paragraph-rsid="0021310a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FreeSans" officeooo:rsid="001ae6c6" officeooo:paragraph-rsid="0021310a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29bb0" officeooo:paragraph-rsid="00229bb0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FreeSans" officeooo:rsid="0027509c" officeooo:paragraph-rsid="0027509c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FreeSans" officeooo:rsid="0028ee90" officeooo:paragraph-rsid="0028ee90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4pt" fo:font-weight="bold" officeooo:rsid="00276d31" officeooo:paragraph-rsid="00276d31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ae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oftware de músicas desenvolvidas através de imagens foi apresentado no FISL</text:p>
      <text:p text:style-name="P1"/>
      <text:p text:style-name="P1"><text:s/></text:p>
      <text:p text:style-name="P15">Fórum Internacional Software Livre (FISL) mostrou as principais inovações tecnológicas em quatro dias de evento.</text:p>
      <text:p text:style-name="P15"></text:p>
      <text:p text:style-name="P15">Cada vez mais o mundo musical usa tecnologias que podem oferecer um diferencial ao ouvinte e telespectador. Um dos apelos mais comuns entre os DJ's pelo mundo é a interação com o público. A ideia inicial do estudante de Sistemas de Informação, Leonardo Gemelli Machado, era finalizar a faculdade com um bom trabalho de conclusão. Com este intuito, ele desenvolveu o ReacTVIsion, uma mesa de som que tem imagens e uma webcam que faz o reconhecimento dessa imagem e a partir de um reconhecimento, executa faixas de áudio. A novidade foi apresentada em palestra realizada no último dia do Fórum Internacional Software Livre (FISL), no sábado (10/05).</text:p>
      <text:p text:style-name="P15"></text:p>
      <text:p text:style-name="P15">- Demostrei como é o funcionamento e como foi construído esse protótipo. Apresentei todo o processo, desde os materiais até a utilização dos softwares. Estou me formando na faculdade e agora a ideia é tentar financiamento no BNDES ou no CNPQ para conseguir evoluir e ter uma estrutura melhor e tentar vender isso futuramente - relatou Leonardo Gemelli Machado, estudante da Unoesc.</text:p>
      <text:p text:style-name="P15"></text:p>
      <text:p text:style-name="P15">O ReacTVIsion é um Open Source responsável por oferecer uma variada opção de trabalhos como a confecção de uma Music Taable (ReacTabel), exibida aos presentes na palestra. O Fórum Internacional Software Livre ocorreu entre os dias 07 e 10 de maio, no Centro de Eventos da PUCRS. Outras informações podem ser obtidas no site www.fisl.org.br.</text:p>
      <text:p text:style-name="P3"/>
      <text:p text:style-name="P2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6"/>
      <text:p text:style-name="P6">Sobre o FISL </text:p>
      <text:p text:style-name="P5"/>
      <text:p text:style-name="P5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5"/>
      <text:p text:style-name="P6">Assessoria de Imprensa </text:p>
      <text:p text:style-name="P5">Fones: (51) 3361.6016 / (51) 8536.0690 / (51) 8536.0691 </text:p>
      <text:p text:style-name="P5">E-mail: <text:s/>playpress@playpress.com.br</text:p>
      <text:p text:style-name="P5"/>
      <text:p text:style-name="P5">Redação: Mariana da Rosa </text:p>
      <text:p text:style-name="P5">Coordenação: Marcelo Matusiak</text:p>
      <text:p text:style-name="P4"/>
      <text:p text:style-name="P7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9"/>
      <text:p text:style-name="P8">Fotos em alta resolução da última edição do FISL:</text:p>
      <text:p text:style-name="P11"><text:a xlink:type="simple" xlink:href="https://www.flickr.com/photos/fisl14"><text:span text:style-name="T1">https://www.flickr.com/photos/fisl1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21</meta:editing-cycles>
    <meta:creation-date>2014-04-30T13:37:00</meta:creation-date>
    <dc:date>2014-05-10T16:35:49.987699299</dc:date>
    <meta:editing-duration>PT43M5S</meta:editing-duration>
    <meta:generator>LibreOffice/4.1.2.3$Linux_X86_64 LibreOffice_project/410m0$Build-3</meta:generator>
    <meta:document-statistic meta:table-count="0" meta:image-count="0" meta:object-count="0" meta:page-count="1" meta:paragraph-count="21" meta:word-count="389" meta:character-count="2540" meta:non-whitespace-character-count="21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